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list-style-name="L1">
      <style:text-properties fo:font-size="12pt" fo:font-weight="normal" style:font-size-asian="12pt" style:font-weight-asian="normal" style:font-size-complex="12pt" style:font-weight-complex="normal"/>
    </style:style>
    <style:style style:name="P4" style:family="paragraph" style:parent-style-name="Heading_20_1">
      <style:text-properties fo:font-variant="normal" fo:text-transform="none" fo:color="#000000" style:font-name="Times New Roman1" fo:letter-spacing="normal" fo:font-style="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GPU Efficient Texture Based Bezier Curve Evaluation</text:h>
      <text:p text:style-name="Standard">Alan Wolfe, Blizzard Entertainment.</text:p>
      <text:p text:style-name="Standard"/>
      <text:p text:style-name="Standard">TODO: Teaser Image: 2x2 pixels =&gt; bilinear w/ diagonal sample line =&gt; <text:s/>3 quadratic curves (or 4)</text:p>
      <text:p text:style-name="Standard"/>
      <text:p text:style-name="P1">Abtract</text:p>
      <text:p text:style-name="Standard"/>
      <text:p text:style-name="Standard">Modern graphics techniques expose internal parameters to allow re-use and to help seperate the technical implementation from the artistic implementation. <text:s/>A popular choice is to expose parameters as a customizable curve and to quantize the curve into a texture for efficiency, leading to lower quality results, or more resources being used to accomodate higher resolution quantization. <text:s/>The technique presented in this paper leverages the capabilities of GPU texture samplers to allow more efficient storage and evaluation of both integral and rational Bezier curves of any order, resulting in higher fidelity for the same costs. <text:s/>There are also limited applications towards vector graphics.</text:p>
      <text:p text:style-name="Standard"/>
      <text:p text:style-name="P1">1. Introduction</text:p>
      <text:p text:style-name="P2"/>
      <text:p text:style-name="P2">There are two basic ways for a shader program to gain access to customized curve data. <text:s/>One way is to evaluate the curve on the CPU at discrete intervals and put those points into a texture that can be used by the GPU. <text:s/>The other way is to pass curve control point data from the CPU to the shader program as shader constants.</text:p>
      <text:p text:style-name="P2"/>
      <text:p text:style-name="P2">Baking curve points into a texture means that the shader program doesn't need to know what type of curve it was that made the data, but comes at the loss of quality since there are a finite number of curve points evaluated, and the points in between are just a lerp between the data points. <text:s/>You can address this by increasing the resolution of the texture as needed to be able to trade accuracy for memory.</text:p>
      <text:p text:style-name="P2"/>
      <text:p text:style-name="P2">Passing control point data to a shader program as shader constants allows you to get high quality curve calculations, but comes at the cost of the shader program being written in a very specific way for the type of curve you want to use, as well as more shader program instructions to calculate the specific curve point.</text:p>
      <text:p text:style-name="P2"/>
      <text:p text:style-name="P2">TODO: Image: show a baked out curve (linear interpolated), and a curve made from uniform constants. <text:s/>Maybe also show the source curve data as greyscale data.</text:p>
      <text:p text:style-name="P2"/>
      <text:p text:style-name="P2">This paper shows a third method where:</text:p>
      <text:list xml:id="list557803380745990302" text:style-name="L1">
        <text:list-item>
          <text:p text:style-name="P3">Curve data is encoded within a texture in such a way to allow the texture sampler to evaluate polynomial basis functions.</text:p>
        </text:list-item>
        <text:list-item>
          <text:p text:style-name="P3">This gives accuracy results closer to that of shader constant curves, while having less calculation overhead.</text:p>
        </text:list-item>
        <text:list-item>
          <text:p text:style-name="P3">The technique can support both integral and rational Bezier curves of any order and can also be used for piecewise curves.</text:p>
        </text:list-item>
        <text:list-item>
          <text:p text:style-name="P3">The curve type must be decided on in advance, like the shader constant method.</text:p>
        </text:list-item>
        <text:list-item>
          <text:p text:style-name="P3">There are limited applications towards vector graphics.</text:p>
        </text:list-item>
      </text:list>
      <text:p text:style-name="P2"/>
      <text:p text:style-name="P2"><text:soft-page-break/>TODO: make those bullet points reference forward into sections of the pa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23M14S</meta:editing-duration>
    <meta:editing-cycles>35</meta:editing-cycles>
    <meta:generator>OpenOffice/4.1.1$Win32 OpenOffice.org_project/411m6$Build-9775</meta:generator>
    <dc:date>2015-06-21T10:02:51.42</dc:date>
    <dc:creator>Alan Wolfe</dc:creator>
    <meta:document-statistic meta:table-count="0" meta:image-count="0" meta:object-count="0" meta:page-count="2" meta:paragraph-count="17" meta:word-count="458" meta:character-count="2707"/>
    <meta:user-defined meta:name="Info 1"/>
    <meta:user-defined meta:name="Info 2"/>
    <meta:user-defined meta:name="Info 3"/>
    <meta:user-defined meta:name="Info 4"/>
  </office:meta>
</office:document-meta>
</file>